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7076685424298871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90868846539680450"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77677268459150726"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09621739724492205"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86498952415966400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383579020355119295"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19127194121930331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95454862430526403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760172" text:continue-list="list119127194121930331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49226219251351633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774132"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56827"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765124"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764704"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65942"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685830023464867886"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308743980913973630"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
      <text:p text:style-name="P46"/>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168666921810514519"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4T21:53:41.41</dc:date>
    <dc:creator>James Lombardi</dc:creator>
    <meta:editing-duration>P10DT12H22M2S</meta:editing-duration>
    <meta:editing-cycles>930</meta:editing-cycles>
    <meta:generator>OpenOffice/4.1.2$Win32 OpenOffice.org_project/412m3$Build-9782</meta:generator>
    <meta:document-statistic meta:table-count="0" meta:image-count="9" meta:object-count="0" meta:page-count="104" meta:paragraph-count="2876" meta:word-count="31957" meta:character-count="163395"/>
  </office:meta>
</office:document-meta>
</file>